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4ea6b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d4ea6b" fo:border-left="0.74pt solid #000000" fo:border-right="0.74pt solid #000000" fo:border-top="none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4"/>
    <style:style style:name="ce14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d4ea6b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correlation_text_model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M2M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T2T</text:p>
          </table:table-cell>
          <table:covered-table-cell table:number-columns-repeated="3" table:style-name="ce14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6">
            <text:p>SQST/EBSM</text:p>
          </table:table-cell>
          <table:table-cell table:style-name="ce5" office:value-type="string" calcext:value-type="string">
            <text:p>Dataset\metric</text:p>
          </table:table-cell>
          <table:table-cell table:style-name="ce10" office:value-type="string" calcext:value-type="string" table:number-columns-spanned="2" table:number-rows-spanned="1">
            <text:p>Gemin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GPT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Gemin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GPT</text:p>
          </table:table-cell>
          <table:covered-table-cell table:style-name="ce15"/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domains</text:p>
          </table:table-cell>
          <table:table-cell table:style-name="ce11" office:value-type="float" office:value="0.251538461538462" calcext:value-type="float">
            <text:p>0.25</text:p>
          </table:table-cell>
          <table:table-cell table:style-name="ce16" office:value-type="float" office:value="0.225159099196684" calcext:value-type="float">
            <text:p>0.23</text:p>
          </table:table-cell>
          <table:table-cell table:style-name="ce13" office:value-type="float" office:value="0.354615384615385" calcext:value-type="float">
            <text:p>0.35</text:p>
          </table:table-cell>
          <table:table-cell table:style-name="ce16" office:value-type="float" office:value="0.081975111945172" calcext:value-type="float">
            <text:p>0.08</text:p>
          </table:table-cell>
          <table:table-cell table:style-name="ce11" office:value-type="float" office:value="0.605081010702584" calcext:value-type="float">
            <text:p>0.61</text:p>
          </table:table-cell>
          <table:table-cell table:style-name="ce16" office:value-type="float" office:value="0.00135290221372926" calcext:value-type="float">
            <text:p>0.00</text:p>
          </table:table-cell>
          <table:table-cell table:style-name="ce13" office:value-type="float" office:value="0.623291730492062" calcext:value-type="float">
            <text:p>0.62</text:p>
          </table:table-cell>
          <table:table-cell table:style-name="ce13" office:value-type="float" office:value="0.00087315529678266" calcext:value-type="float">
            <text:p>0.00</text:p>
          </table:table-cell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mad</text:p>
          </table:table-cell>
          <table:table-cell table:style-name="ce11" office:value-type="float" office:value="-0.0222891915097361" calcext:value-type="float">
            <text:p>-0.02</text:p>
          </table:table-cell>
          <table:table-cell table:style-name="ce16" office:value-type="float" office:value="0.786594303578428" calcext:value-type="float">
            <text:p>0.79</text:p>
          </table:table-cell>
          <table:table-cell table:style-name="ce13" office:value-type="float" office:value="0.174957728786125" calcext:value-type="float">
            <text:p>0.17</text:p>
          </table:table-cell>
          <table:table-cell table:style-name="ce16" office:value-type="float" office:value="0.0322413407171099" calcext:value-type="float">
            <text:p>0.03</text:p>
          </table:table-cell>
          <table:table-cell table:style-name="ce11" office:value-type="float" office:value="0.0558673224649209" calcext:value-type="float">
            <text:p>0.06</text:p>
          </table:table-cell>
          <table:table-cell table:style-name="ce16" office:value-type="float" office:value="0.497113244701718" calcext:value-type="float">
            <text:p>0.50</text:p>
          </table:table-cell>
          <table:table-cell table:style-name="ce13" office:value-type="float" office:value="0.124310730612168" calcext:value-type="float">
            <text:p>0.12</text:p>
          </table:table-cell>
          <table:table-cell table:style-name="ce13" office:value-type="float" office:value="0.129610863195066" calcext:value-type="float">
            <text:p>0.13</text:p>
          </table:table-cell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pat</text:p>
          </table:table-cell>
          <table:table-cell table:style-name="ce11" office:value-type="float" office:value="0.526065130647445" calcext:value-type="float">
            <text:p>0.53</text:p>
          </table:table-cell>
          <table:table-cell table:style-name="ce16" office:value-type="float" office:value="0.000982991652646232" calcext:value-type="float">
            <text:p>0.00</text:p>
          </table:table-cell>
          <table:table-cell table:style-name="ce13" office:value-type="float" office:value="0.483264691609743" calcext:value-type="float">
            <text:p>0.48</text:p>
          </table:table-cell>
          <table:table-cell table:style-name="ce16" office:value-type="float" office:value="0.00282956894689876" calcext:value-type="float">
            <text:p>0.00</text:p>
          </table:table-cell>
          <table:table-cell table:style-name="ce11" office:value-type="float" office:value="0.261261261261261" calcext:value-type="float">
            <text:p>0.26</text:p>
          </table:table-cell>
          <table:table-cell table:style-name="ce16" office:value-type="float" office:value="0.123775876324618" calcext:value-type="float">
            <text:p>0.12</text:p>
          </table:table-cell>
          <table:table-cell table:style-name="ce13" office:value-type="float" office:value="0.352123552123552" calcext:value-type="float">
            <text:p>0.35</text:p>
          </table:table-cell>
          <table:table-cell table:style-name="ce13" office:value-type="float" office:value="0.0351903153560117" calcext:value-type="float">
            <text:p>0.04</text:p>
          </table:table-cell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sapsam</text:p>
          </table:table-cell>
          <table:table-cell table:style-name="ce11" office:value-type="float" office:value="0.565582754841067" calcext:value-type="float">
            <text:p>0.57</text:p>
          </table:table-cell>
          <table:table-cell table:style-name="ce16" office:value-type="float" office:value="0.000000410973791481173" calcext:value-type="float">
            <text:p>0.00</text:p>
          </table:table-cell>
          <table:table-cell table:style-name="ce13" office:value-type="float" office:value="0.434088417975886" calcext:value-type="float">
            <text:p>0.43</text:p>
          </table:table-cell>
          <table:table-cell table:style-name="ce16" office:value-type="float" office:value="0.00019417677068024" calcext:value-type="float">
            <text:p>0.00</text:p>
          </table:table-cell>
          <table:table-cell table:style-name="ce11" office:value-type="float" office:value="0.0957635323992035" calcext:value-type="float">
            <text:p>0.10</text:p>
          </table:table-cell>
          <table:table-cell table:style-name="ce16" office:value-type="float" office:value="0.433779427480698" calcext:value-type="float">
            <text:p>0.43</text:p>
          </table:table-cell>
          <table:table-cell table:style-name="ce13" office:value-type="float" office:value="0.364632809645597" calcext:value-type="float">
            <text:p>0.36</text:p>
          </table:table-cell>
          <table:table-cell table:style-name="ce13" office:value-type="float" office:value="0.00206768473576775" calcext:value-type="float">
            <text:p>0.00</text:p>
          </table:table-cell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real</text:p>
          </table:table-cell>
          <table:table-cell table:style-name="ce11" office:value-type="float" office:value="0.0391304347826087" calcext:value-type="float">
            <text:p>0.04</text:p>
          </table:table-cell>
          <table:table-cell table:style-name="ce16" office:value-type="float" office:value="0.855947935071337" calcext:value-type="float">
            <text:p>0.86</text:p>
          </table:table-cell>
          <table:table-cell table:style-name="ce13" office:value-type="float" office:value="0.114782608695652" calcext:value-type="float">
            <text:p>0.11</text:p>
          </table:table-cell>
          <table:table-cell table:style-name="ce16" office:value-type="float" office:value="0.593293333691541" calcext:value-type="float">
            <text:p>0.59</text:p>
          </table:table-cell>
          <table:table-cell table:style-name="ce11" office:value-type="float" office:value="0.490434782608696" calcext:value-type="float">
            <text:p>0.49</text:p>
          </table:table-cell>
          <table:table-cell table:style-name="ce16" office:value-type="float" office:value="0.0149697054344068" calcext:value-type="float">
            <text:p>0.01</text:p>
          </table:table-cell>
          <table:table-cell table:style-name="ce13" office:value-type="float" office:value="0.468695652173913" calcext:value-type="float">
            <text:p>0.47</text:p>
          </table:table-cell>
          <table:table-cell table:style-name="ce13" office:value-type="float" office:value="0.0208776326097123" calcext:value-type="float">
            <text:p>0.02</text:p>
          </table:table-cell>
          <table:table-cell table:number-columns-repeated="8"/>
        </table:table-row>
        <table:table-row table:style-name="ro1">
          <table:table-cell/>
          <table:table-cell table:style-name="ce7"/>
          <table:table-cell table:style-name="ce12" table:number-columns-repeated="2"/>
          <table:table-cell/>
          <table:table-cell table:style-name="ce12" table:number-columns-repeated="3"/>
          <table:table-cell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6">
            <text:p>SMST/EBSM</text:p>
          </table:table-cell>
          <table:table-cell table:style-name="ce5" office:value-type="string" calcext:value-type="string">
            <text:p>Dataset\metric</text:p>
          </table:table-cell>
          <table:table-cell table:style-name="ce10" office:value-type="string" calcext:value-type="string" table:number-columns-spanned="2" table:number-rows-spanned="1">
            <text:p>Gemin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GPT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Gemin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GPT</text:p>
          </table:table-cell>
          <table:covered-table-cell table:style-name="ce15"/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domains</text:p>
          </table:table-cell>
          <table:table-cell table:style-name="ce11" office:value-type="float" office:value="-0.0655107189065598" calcext:value-type="float">
            <text:p>-0.07</text:p>
          </table:table-cell>
          <table:table-cell table:style-name="ce16" office:value-type="float" office:value="0.755710612674525" calcext:value-type="float">
            <text:p>0.76</text:p>
          </table:table-cell>
          <table:table-cell table:style-name="ce13" office:value-type="float" office:value="-0.0890175062789136" calcext:value-type="float">
            <text:p>-0.09</text:p>
          </table:table-cell>
          <table:table-cell table:style-name="ce16" office:value-type="float" office:value="0.672191306015711" calcext:value-type="float">
            <text:p>0.67</text:p>
          </table:table-cell>
          <table:table-cell table:style-name="ce11" office:value-type="float" office:value="0.0558444069664727" calcext:value-type="float">
            <text:p>0.06</text:p>
          </table:table-cell>
          <table:table-cell table:style-name="ce16" office:value-type="float" office:value="0.790906536110223" calcext:value-type="float">
            <text:p>0.79</text:p>
          </table:table-cell>
          <table:table-cell table:style-name="ce13" office:value-type="float" office:value="-0.100982865209921" calcext:value-type="float">
            <text:p>-0.10</text:p>
          </table:table-cell>
          <table:table-cell table:style-name="ce13" office:value-type="float" office:value="0.631017276347693" calcext:value-type="float">
            <text:p>0.63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mad</text:p>
          </table:table-cell>
          <table:table-cell table:style-name="ce11" office:value-type="float" office:value="-0.0160625494787163" calcext:value-type="float">
            <text:p>-0.02</text:p>
          </table:table-cell>
          <table:table-cell table:style-name="ce16" office:value-type="float" office:value="0.845320817474482" calcext:value-type="float">
            <text:p>0.85</text:p>
          </table:table-cell>
          <table:table-cell table:style-name="ce13" office:value-type="float" office:value="-0.190774544762722" calcext:value-type="float">
            <text:p>-0.19</text:p>
          </table:table-cell>
          <table:table-cell table:style-name="ce16" office:value-type="float" office:value="0.0193626151795204" calcext:value-type="float">
            <text:p>0.02</text:p>
          </table:table-cell>
          <table:table-cell table:style-name="ce11" office:value-type="float" office:value="-0.00261826752015252" calcext:value-type="float">
            <text:p>0.00</text:p>
          </table:table-cell>
          <table:table-cell table:style-name="ce16" office:value-type="float" office:value="0.974632428316105" calcext:value-type="float">
            <text:p>0.97</text:p>
          </table:table-cell>
          <table:table-cell table:style-name="ce13" office:value-type="float" office:value="-0.202803925146846" calcext:value-type="float">
            <text:p>-0.20</text:p>
          </table:table-cell>
          <table:table-cell table:style-name="ce13" office:value-type="float" office:value="0.0128112595422982" calcext:value-type="float">
            <text:p>0.01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pat</text:p>
          </table:table-cell>
          <table:table-cell table:style-name="ce11" office:value-type="float" office:value="0.240237343487714" calcext:value-type="float">
            <text:p>0.24</text:p>
          </table:table-cell>
          <table:table-cell table:style-name="ce16" office:value-type="float" office:value="0.15815029658082" calcext:value-type="float">
            <text:p>0.16</text:p>
          </table:table-cell>
          <table:table-cell table:style-name="ce13" office:value-type="float" office:value="0.0532628958698112" calcext:value-type="float">
            <text:p>0.05</text:p>
          </table:table-cell>
          <table:table-cell table:style-name="ce16" office:value-type="float" office:value="0.757688209870375" calcext:value-type="float">
            <text:p>0.76</text:p>
          </table:table-cell>
          <table:table-cell table:style-name="ce11" office:value-type="float" office:value="0.360731961758772" calcext:value-type="float">
            <text:p>0.36</text:p>
          </table:table-cell>
          <table:table-cell table:style-name="ce16" office:value-type="float" office:value="0.0306667742059961" calcext:value-type="float">
            <text:p>0.03</text:p>
          </table:table-cell>
          <table:table-cell table:style-name="ce13" office:value-type="float" office:value="0.363648222036933" calcext:value-type="float">
            <text:p>0.36</text:p>
          </table:table-cell>
          <table:table-cell table:style-name="ce13" office:value-type="float" office:value="0.0292470741996534" calcext:value-type="float">
            <text:p>0.03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sapsam</text:p>
          </table:table-cell>
          <table:table-cell table:style-name="ce11" office:value-type="float" office:value="0.162713391548214" calcext:value-type="float">
            <text:p>0.16</text:p>
          </table:table-cell>
          <table:table-cell table:style-name="ce16" office:value-type="float" office:value="0.18160535213245" calcext:value-type="float">
            <text:p>0.18</text:p>
          </table:table-cell>
          <table:table-cell table:style-name="ce13" office:value-type="float" office:value="0.158056416331269" calcext:value-type="float">
            <text:p>0.16</text:p>
          </table:table-cell>
          <table:table-cell table:style-name="ce16" office:value-type="float" office:value="0.194596674102661" calcext:value-type="float">
            <text:p>0.19</text:p>
          </table:table-cell>
          <table:table-cell table:style-name="ce11" office:value-type="float" office:value="-0.0409196443697143" calcext:value-type="float">
            <text:p>-0.04</text:p>
          </table:table-cell>
          <table:table-cell table:style-name="ce16" office:value-type="float" office:value="0.738504595433181" calcext:value-type="float">
            <text:p>0.74</text:p>
          </table:table-cell>
          <table:table-cell table:style-name="ce13" office:value-type="float" office:value="0.114461208733443" calcext:value-type="float">
            <text:p>0.11</text:p>
          </table:table-cell>
          <table:table-cell table:style-name="ce13" office:value-type="float" office:value="0.349016268048828" calcext:value-type="float">
            <text:p>0.35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real</text:p>
          </table:table-cell>
          <table:table-cell table:style-name="ce11" office:value-type="float" office:value="0.147212766958562" calcext:value-type="float">
            <text:p>0.15</text:p>
          </table:table-cell>
          <table:table-cell table:style-name="ce16" office:value-type="float" office:value="0.492431240161511" calcext:value-type="float">
            <text:p>0.49</text:p>
          </table:table-cell>
          <table:table-cell table:style-name="ce13" office:value-type="float" office:value="-0.128863845213021" calcext:value-type="float">
            <text:p>-0.13</text:p>
          </table:table-cell>
          <table:table-cell table:style-name="ce16" office:value-type="float" office:value="0.548432289573296" calcext:value-type="float">
            <text:p>0.55</text:p>
          </table:table-cell>
          <table:table-cell table:style-name="ce11" office:value-type="float" office:value="0.23334804403439" calcext:value-type="float">
            <text:p>0.23</text:p>
          </table:table-cell>
          <table:table-cell table:style-name="ce16" office:value-type="float" office:value="0.27247621126509" calcext:value-type="float">
            <text:p>0.27</text:p>
          </table:table-cell>
          <table:table-cell table:style-name="ce13" office:value-type="float" office:value="0.174216292258654" calcext:value-type="float">
            <text:p>0.17</text:p>
          </table:table-cell>
          <table:table-cell table:style-name="ce13" office:value-type="float" office:value="0.415545102297759" calcext:value-type="float">
            <text:p>0.42</text:p>
          </table:table-cell>
          <table:table-cell table:number-columns-repeated="8"/>
        </table:table-row>
        <table:table-row table:style-name="ro1">
          <table:table-cell/>
          <table:table-cell table:style-name="ce7"/>
          <table:table-cell table:style-name="ce12" table:number-columns-repeated="2"/>
          <table:table-cell/>
          <table:table-cell table:style-name="ce12" table:number-columns-repeated="3"/>
          <table:table-cell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6">
            <text:p>SMST/FBSM</text:p>
          </table:table-cell>
          <table:table-cell table:style-name="ce5" office:value-type="string" calcext:value-type="string">
            <text:p>Dataset\metric</text:p>
          </table:table-cell>
          <table:table-cell table:style-name="ce10" office:value-type="string" calcext:value-type="string" table:number-columns-spanned="2" table:number-rows-spanned="1">
            <text:p>Gemin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GPT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Gemin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GPT</text:p>
          </table:table-cell>
          <table:covered-table-cell table:style-name="ce15"/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domains</text:p>
          </table:table-cell>
          <table:table-cell table:style-name="ce11" office:value-type="float" office:value="0.0508671464450935" calcext:value-type="float">
            <text:p>0.05</text:p>
          </table:table-cell>
          <table:table-cell table:style-name="ce16" office:value-type="float" office:value="0.809190314746347" calcext:value-type="float">
            <text:p>0.81</text:p>
          </table:table-cell>
          <table:table-cell table:style-name="ce13" office:value-type="float" office:value="0.14450893876447" calcext:value-type="float">
            <text:p>0.14</text:p>
          </table:table-cell>
          <table:table-cell table:style-name="ce16" office:value-type="float" office:value="0.490707368910675" calcext:value-type="float">
            <text:p>0.49</text:p>
          </table:table-cell>
          <table:table-cell table:style-name="ce11" office:value-type="float" office:value="0.026574235039218" calcext:value-type="float">
            <text:p>0.03</text:p>
          </table:table-cell>
          <table:table-cell table:style-name="ce16" office:value-type="float" office:value="0.899660242622169" calcext:value-type="float">
            <text:p>0.90</text:p>
          </table:table-cell>
          <table:table-cell table:style-name="ce13" office:value-type="float" office:value="-0.0944305418947732" calcext:value-type="float">
            <text:p>-0.09</text:p>
          </table:table-cell>
          <table:table-cell table:style-name="ce13" office:value-type="float" office:value="0.653441851839236" calcext:value-type="float">
            <text:p>0.65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mad</text:p>
          </table:table-cell>
          <table:table-cell table:style-name="ce11" office:value-type="float" office:value="0.0107744952321886" calcext:value-type="float">
            <text:p>0.01</text:p>
          </table:table-cell>
          <table:table-cell table:style-name="ce16" office:value-type="float" office:value="0.895886084796206" calcext:value-type="float">
            <text:p>0.90</text:p>
          </table:table-cell>
          <table:table-cell table:style-name="ce13" office:value-type="float" office:value="-0.0433553043895237" calcext:value-type="float">
            <text:p>-0.04</text:p>
          </table:table-cell>
          <table:table-cell table:style-name="ce16" office:value-type="float" office:value="0.598334091578211" calcext:value-type="float">
            <text:p>0.60</text:p>
          </table:table-cell>
          <table:table-cell table:style-name="ce11" office:value-type="float" office:value="-0.0149475388178717" calcext:value-type="float">
            <text:p>-0.01</text:p>
          </table:table-cell>
          <table:table-cell table:style-name="ce16" office:value-type="float" office:value="0.855937541483381" calcext:value-type="float">
            <text:p>0.86</text:p>
          </table:table-cell>
          <table:table-cell table:style-name="ce13" office:value-type="float" office:value="-0.0836146140290636" calcext:value-type="float">
            <text:p>-0.08</text:p>
          </table:table-cell>
          <table:table-cell table:style-name="ce13" office:value-type="float" office:value="0.309019497478929" calcext:value-type="float">
            <text:p>0.31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pat</text:p>
          </table:table-cell>
          <table:table-cell table:style-name="ce11" office:value-type="float" office:value="0.336641599350809" calcext:value-type="float">
            <text:p>0.34</text:p>
          </table:table-cell>
          <table:table-cell table:style-name="ce16" office:value-type="float" office:value="0.0446868248132161" calcext:value-type="float">
            <text:p>0.04</text:p>
          </table:table-cell>
          <table:table-cell table:style-name="ce13" office:value-type="float" office:value="0.0717050123574214" calcext:value-type="float">
            <text:p>0.07</text:p>
          </table:table-cell>
          <table:table-cell table:style-name="ce16" office:value-type="float" office:value="0.677715762339268" calcext:value-type="float">
            <text:p>0.68</text:p>
          </table:table-cell>
          <table:table-cell table:style-name="ce11" office:value-type="float" office:value="0.355836313706331" calcext:value-type="float">
            <text:p>0.36</text:p>
          </table:table-cell>
          <table:table-cell table:style-name="ce16" office:value-type="float" office:value="0.0331768434621136" calcext:value-type="float">
            <text:p>0.03</text:p>
          </table:table-cell>
          <table:table-cell table:style-name="ce13" office:value-type="float" office:value="0.275151470871728" calcext:value-type="float">
            <text:p>0.28</text:p>
          </table:table-cell>
          <table:table-cell table:style-name="ce13" office:value-type="float" office:value="0.10433965680575" calcext:value-type="float">
            <text:p>0.10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sapsam</text:p>
          </table:table-cell>
          <table:table-cell table:style-name="ce11" office:value-type="float" office:value="0.184385344901551" calcext:value-type="float">
            <text:p>0.18</text:p>
          </table:table-cell>
          <table:table-cell table:style-name="ce16" office:value-type="float" office:value="0.129348582311153" calcext:value-type="float">
            <text:p>0.13</text:p>
          </table:table-cell>
          <table:table-cell table:style-name="ce13" office:value-type="float" office:value="0.0901429781320251" calcext:value-type="float">
            <text:p>0.09</text:p>
          </table:table-cell>
          <table:table-cell table:style-name="ce16" office:value-type="float" office:value="0.461362022099038" calcext:value-type="float">
            <text:p>0.46</text:p>
          </table:table-cell>
          <table:table-cell table:style-name="ce11" office:value-type="float" office:value="-0.0355282664826818" calcext:value-type="float">
            <text:p>-0.04</text:p>
          </table:table-cell>
          <table:table-cell table:style-name="ce16" office:value-type="float" office:value="0.771953988778545" calcext:value-type="float">
            <text:p>0.77</text:p>
          </table:table-cell>
          <table:table-cell table:style-name="ce13" office:value-type="float" office:value="0.0881216044880119" calcext:value-type="float">
            <text:p>0.09</text:p>
          </table:table-cell>
          <table:table-cell table:style-name="ce13" office:value-type="float" office:value="0.471510929471748" calcext:value-type="float">
            <text:p>0.47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real</text:p>
          </table:table-cell>
          <table:table-cell table:style-name="ce11" office:value-type="float" office:value="-0.159407907416668" calcext:value-type="float">
            <text:p>-0.16</text:p>
          </table:table-cell>
          <table:table-cell table:style-name="ce16" office:value-type="float" office:value="0.456861726858803" calcext:value-type="float">
            <text:p>0.46</text:p>
          </table:table-cell>
          <table:table-cell table:style-name="ce13" office:value-type="float" office:value="-0.0988246380518779" calcext:value-type="float">
            <text:p>-0.10</text:p>
          </table:table-cell>
          <table:table-cell table:style-name="ce16" office:value-type="float" office:value="0.645931043207275" calcext:value-type="float">
            <text:p>0.65</text:p>
          </table:table-cell>
          <table:table-cell table:style-name="ce11" office:value-type="float" office:value="0.356987679306343" calcext:value-type="float">
            <text:p>0.36</text:p>
          </table:table-cell>
          <table:table-cell table:style-name="ce16" office:value-type="float" office:value="0.0868112007497188" calcext:value-type="float">
            <text:p>0.09</text:p>
          </table:table-cell>
          <table:table-cell table:style-name="ce13" office:value-type="float" office:value="0.13327546357787" calcext:value-type="float">
            <text:p>0.13</text:p>
          </table:table-cell>
          <table:table-cell table:style-name="ce13" office:value-type="float" office:value="0.534705969931862" calcext:value-type="float">
            <text:p>0.53</text:p>
          </table:table-cell>
          <table:table-cell table:number-columns-repeated="8"/>
        </table:table-row>
        <table:table-row table:style-name="ro1">
          <table:table-cell/>
          <table:table-cell table:style-name="ce7"/>
          <table:table-cell table:style-name="ce12" table:number-columns-repeated="2"/>
          <table:table-cell/>
          <table:table-cell table:style-name="ce12" table:number-columns-repeated="3"/>
          <table:table-cell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6">
            <text:p>SQST/FBSM</text:p>
          </table:table-cell>
          <table:table-cell table:style-name="ce5" office:value-type="string" calcext:value-type="string">
            <text:p>Dataset\metric</text:p>
          </table:table-cell>
          <table:table-cell table:style-name="ce10" office:value-type="string" calcext:value-type="string" table:number-columns-spanned="2" table:number-rows-spanned="1">
            <text:p>Gemin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GPT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Gemin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GPT</text:p>
          </table:table-cell>
          <table:covered-table-cell table:style-name="ce15"/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domains</text:p>
          </table:table-cell>
          <table:table-cell table:style-name="ce11" office:value-type="float" office:value="0.394615384615385" calcext:value-type="float">
            <text:p>0.39</text:p>
          </table:table-cell>
          <table:table-cell table:style-name="ce16" office:value-type="float" office:value="0.0509241706846253" calcext:value-type="float">
            <text:p>0.05</text:p>
          </table:table-cell>
          <table:table-cell table:style-name="ce13" office:value-type="float" office:value="0.553846153846154" calcext:value-type="float">
            <text:p>0.55</text:p>
          </table:table-cell>
          <table:table-cell table:style-name="ce16" office:value-type="float" office:value="0.00407369946193392" calcext:value-type="float">
            <text:p>0.00</text:p>
          </table:table-cell>
          <table:table-cell table:style-name="ce11" office:value-type="float" office:value="0.508853114598483" calcext:value-type="float">
            <text:p>0.51</text:p>
          </table:table-cell>
          <table:table-cell table:style-name="ce16" office:value-type="float" office:value="0.00938636029752972" calcext:value-type="float">
            <text:p>0.01</text:p>
          </table:table-cell>
          <table:table-cell table:style-name="ce13" office:value-type="float" office:value="0.470067450852877" calcext:value-type="float">
            <text:p>0.47</text:p>
          </table:table-cell>
          <table:table-cell table:style-name="ce13" office:value-type="float" office:value="0.0177347111673802" calcext:value-type="float">
            <text:p>0.02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mad</text:p>
          </table:table-cell>
          <table:table-cell table:style-name="ce11" office:value-type="float" office:value="-0.0595564596842673" calcext:value-type="float">
            <text:p>-0.06</text:p>
          </table:table-cell>
          <table:table-cell table:style-name="ce16" office:value-type="float" office:value="0.469092896508276" calcext:value-type="float">
            <text:p>0.47</text:p>
          </table:table-cell>
          <table:table-cell table:style-name="ce13" office:value-type="float" office:value="0.247620606166984" calcext:value-type="float">
            <text:p>0.25</text:p>
          </table:table-cell>
          <table:table-cell table:style-name="ce16" office:value-type="float" office:value="0.00225004449876565" calcext:value-type="float">
            <text:p>0.00</text:p>
          </table:table-cell>
          <table:table-cell table:style-name="ce11" office:value-type="float" office:value="0.0709695809523483" calcext:value-type="float">
            <text:p>0.07</text:p>
          </table:table-cell>
          <table:table-cell table:style-name="ce16" office:value-type="float" office:value="0.38812980323687" calcext:value-type="float">
            <text:p>0.39</text:p>
          </table:table-cell>
          <table:table-cell table:style-name="ce13" office:value-type="float" office:value="0.29503556694026" calcext:value-type="float">
            <text:p>0.30</text:p>
          </table:table-cell>
          <table:table-cell table:style-name="ce13" office:value-type="float" office:value="0.000247208301900773" calcext:value-type="float">
            <text:p>0.00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pat</text:p>
          </table:table-cell>
          <table:table-cell table:style-name="ce11" office:value-type="float" office:value="0.577809241858669" calcext:value-type="float">
            <text:p>0.58</text:p>
          </table:table-cell>
          <table:table-cell table:style-name="ce16" office:value-type="float" office:value="0.000224014229886301" calcext:value-type="float">
            <text:p>0.00</text:p>
          </table:table-cell>
          <table:table-cell table:style-name="ce13" office:value-type="float" office:value="0.521369739216692" calcext:value-type="float">
            <text:p>0.52</text:p>
          </table:table-cell>
          <table:table-cell table:style-name="ce16" office:value-type="float" office:value="0.00111141565725682" calcext:value-type="float">
            <text:p>0.00</text:p>
          </table:table-cell>
          <table:table-cell table:style-name="ce11" office:value-type="float" office:value="0.334105534105534" calcext:value-type="float">
            <text:p>0.33</text:p>
          </table:table-cell>
          <table:table-cell table:style-name="ce16" office:value-type="float" office:value="0.0464228058637244" calcext:value-type="float">
            <text:p>0.05</text:p>
          </table:table-cell>
          <table:table-cell table:style-name="ce13" office:value-type="float" office:value="0.28957528957529" calcext:value-type="float">
            <text:p>0.29</text:p>
          </table:table-cell>
          <table:table-cell table:style-name="ce13" office:value-type="float" office:value="0.0867025517157281" calcext:value-type="float">
            <text:p>0.09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sapsam</text:p>
          </table:table-cell>
          <table:table-cell table:style-name="ce11" office:value-type="float" office:value="0.507343807088053" calcext:value-type="float">
            <text:p>0.51</text:p>
          </table:table-cell>
          <table:table-cell table:style-name="ce16" office:value-type="float" office:value="0.00000862398149878585" calcext:value-type="float">
            <text:p>0.00</text:p>
          </table:table-cell>
          <table:table-cell table:style-name="ce13" office:value-type="float" office:value="0.409682133723055" calcext:value-type="float">
            <text:p>0.41</text:p>
          </table:table-cell>
          <table:table-cell table:style-name="ce16" office:value-type="float" office:value="0.000472852862138203" calcext:value-type="float">
            <text:p>0.00</text:p>
          </table:table-cell>
          <table:table-cell table:style-name="ce11" office:value-type="float" office:value="0.189316575019639" calcext:value-type="float">
            <text:p>0.19</text:p>
          </table:table-cell>
          <table:table-cell table:style-name="ce16" office:value-type="float" office:value="0.11923846458006" calcext:value-type="float">
            <text:p>0.12</text:p>
          </table:table-cell>
          <table:table-cell table:style-name="ce13" office:value-type="float" office:value="0.367848008768725" calcext:value-type="float">
            <text:p>0.37</text:p>
          </table:table-cell>
          <table:table-cell table:style-name="ce13" office:value-type="float" office:value="0.00187365549101399" calcext:value-type="float">
            <text:p>0.00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6" office:value-type="string" calcext:value-type="string">
            <text:p>real</text:p>
          </table:table-cell>
          <table:table-cell table:style-name="ce11" office:value-type="float" office:value="-0.0669565217391304" calcext:value-type="float">
            <text:p>-0.07</text:p>
          </table:table-cell>
          <table:table-cell table:style-name="ce16" office:value-type="float" office:value="0.755909520377637" calcext:value-type="float">
            <text:p>0.76</text:p>
          </table:table-cell>
          <table:table-cell table:style-name="ce13" office:value-type="float" office:value="0.151304347826087" calcext:value-type="float">
            <text:p>0.15</text:p>
          </table:table-cell>
          <table:table-cell table:style-name="ce16" office:value-type="float" office:value="0.480345902979367" calcext:value-type="float">
            <text:p>0.48</text:p>
          </table:table-cell>
          <table:table-cell table:style-name="ce11" office:value-type="float" office:value="0.505217391304348" calcext:value-type="float">
            <text:p>0.51</text:p>
          </table:table-cell>
          <table:table-cell table:style-name="ce16" office:value-type="float" office:value="0.0117954453504016" calcext:value-type="float">
            <text:p>0.01</text:p>
          </table:table-cell>
          <table:table-cell table:style-name="ce13" office:value-type="float" office:value="0.450434782608696" calcext:value-type="float">
            <text:p>0.45</text:p>
          </table:table-cell>
          <table:table-cell table:style-name="ce13" office:value-type="float" office:value="0.0271870787846357" calcext:value-type="float">
            <text:p>0.03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4"/>
          <table:table-cell table:style-name="ce2"/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 table:number-rows-repeated="2">
          <table:table-cell/>
          <table:table-cell table:style-name="ce8"/>
          <table:table-cell table:style-name="ce13" table:number-columns-repeated="8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 table:number-rows-repeated="5">
          <table:table-cell/>
          <table:table-cell table:style-name="ce8"/>
          <table:table-cell table:style-name="ce13" table:number-columns-repeated="8"/>
          <table:table-cell table:number-columns-repeated="8"/>
        </table:table-row>
        <table:table-row table:style-name="ro1" table:number-rows-repeated="104853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or latex" table:style-name="ta1">
        <table:table-column table:style-name="co1" table:number-columns-repeated="2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Default" office:value-type="string" calcext:value-type="string">
            <text:p>SQST/EBSM</text:p>
          </table:table-cell>
          <table:table-cell table:style-name="Default"/>
          <table:table-cell office:value-type="string" calcext:value-type="string">
            <text:p>m2m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.251538461538462" calcext:value-type="float">
            <text:p>0.25</text:p>
          </table:table-cell>
          <table:table-cell table:formula="of:=&quot;$&quot; &amp; SUBSTITUTE(TEXT([correlation_text_model.D3]; &quot;0.0E+0&quot;); &quot;E&quot;; &quot; \times 10^{&quot;) &amp; &quot;}$&quot;" office:value-type="string" office:string-value="$2.3 \times 10^{-1}$" calcext:value-type="string">
            <text:p>$2.3 \times 10^{-1}$</text:p>
          </table:table-cell>
          <table:table-cell office:value-type="float" office:value="0.354615384615385" calcext:value-type="float">
            <text:p>0.35</text:p>
          </table:table-cell>
          <table:table-cell table:formula="of:=&quot;$&quot; &amp; SUBSTITUTE(TEXT([correlation_text_model.F3]; &quot;0.0E+0&quot;); &quot;E&quot;; &quot; \times 10^{&quot;) &amp; &quot;}$&quot;" office:value-type="string" office:string-value="$8.2 \times 10^{-2}$" calcext:value-type="string">
            <text:p>$8.2 \times 10^{-2}$</text:p>
          </table:table-cell>
          <table:table-cell office:value-type="float" office:value="0.605081010702584" calcext:value-type="float">
            <text:p>0.61</text:p>
          </table:table-cell>
          <table:table-cell table:formula="of:=&quot;$&quot; &amp; SUBSTITUTE(TEXT([correlation_text_model.H3]; &quot;0.0E+0&quot;); &quot;E&quot;; &quot; \times 10^{&quot;) &amp; &quot;}$&quot;" office:value-type="string" office:string-value="$1.4 \times 10^{-3}$" calcext:value-type="string">
            <text:p>$1.4 \times 10^{-3}$</text:p>
          </table:table-cell>
          <table:table-cell office:value-type="float" office:value="0.623291730492062" calcext:value-type="float">
            <text:p>0.62</text:p>
          </table:table-cell>
          <table:table-cell table:formula="of:=&quot;$&quot; &amp; SUBSTITUTE(TEXT([correlation_text_model.J3]; &quot;0.0E+0&quot;); &quot;E&quot;; &quot; \times 10^{&quot;) &amp; &quot;}$&quot;" office:value-type="string" office:string-value="$8.7 \times 10^{-4}$" calcext:value-type="string">
            <text:p>$8.7 \times 10^{-4}$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-0.0222891915097361" calcext:value-type="float">
            <text:p>-0.02</text:p>
          </table:table-cell>
          <table:table-cell table:formula="of:=&quot;$&quot; &amp; SUBSTITUTE(TEXT([correlation_text_model.D4]; &quot;0.0E+0&quot;); &quot;E&quot;; &quot; \times 10^{&quot;) &amp; &quot;}$&quot;" office:value-type="string" office:string-value="$7.9 \times 10^{-1}$" calcext:value-type="string">
            <text:p>$7.9 \times 10^{-1}$</text:p>
          </table:table-cell>
          <table:table-cell office:value-type="float" office:value="0.174957728786125" calcext:value-type="float">
            <text:p>0.17</text:p>
          </table:table-cell>
          <table:table-cell table:formula="of:=&quot;$&quot; &amp; SUBSTITUTE(TEXT([correlation_text_model.F4]; &quot;0.0E+0&quot;); &quot;E&quot;; &quot; \times 10^{&quot;) &amp; &quot;}$&quot;" office:value-type="string" office:string-value="$3.2 \times 10^{-2}$" calcext:value-type="string">
            <text:p>$3.2 \times 10^{-2}$</text:p>
          </table:table-cell>
          <table:table-cell office:value-type="float" office:value="0.0558673224649209" calcext:value-type="float">
            <text:p>0.06</text:p>
          </table:table-cell>
          <table:table-cell table:formula="of:=&quot;$&quot; &amp; SUBSTITUTE(TEXT([correlation_text_model.H4]; &quot;0.0E+0&quot;); &quot;E&quot;; &quot; \times 10^{&quot;) &amp; &quot;}$&quot;" office:value-type="string" office:string-value="$5.0 \times 10^{-1}$" calcext:value-type="string">
            <text:p>$5.0 \times 10^{-1}$</text:p>
          </table:table-cell>
          <table:table-cell office:value-type="float" office:value="0.124310730612168" calcext:value-type="float">
            <text:p>0.12</text:p>
          </table:table-cell>
          <table:table-cell table:formula="of:=&quot;$&quot; &amp; SUBSTITUTE(TEXT([correlation_text_model.J4]; &quot;0.0E+0&quot;); &quot;E&quot;; &quot; \times 10^{&quot;) &amp; &quot;}$&quot;" office:value-type="string" office:string-value="$1.3 \times 10^{-1}$" calcext:value-type="string">
            <text:p>$1.3 \times 10^{-1}$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.526065130647445" calcext:value-type="float">
            <text:p>0.53</text:p>
          </table:table-cell>
          <table:table-cell table:formula="of:=&quot;$&quot; &amp; SUBSTITUTE(TEXT([correlation_text_model.D5]; &quot;0.0E+0&quot;); &quot;E&quot;; &quot; \times 10^{&quot;) &amp; &quot;}$&quot;" office:value-type="string" office:string-value="$9.8 \times 10^{-4}$" calcext:value-type="string">
            <text:p>$9.8 \times 10^{-4}$</text:p>
          </table:table-cell>
          <table:table-cell office:value-type="float" office:value="0.483264691609743" calcext:value-type="float">
            <text:p>0.48</text:p>
          </table:table-cell>
          <table:table-cell table:formula="of:=&quot;$&quot; &amp; SUBSTITUTE(TEXT([correlation_text_model.F5]; &quot;0.0E+0&quot;); &quot;E&quot;; &quot; \times 10^{&quot;) &amp; &quot;}$&quot;" office:value-type="string" office:string-value="$2.8 \times 10^{-3}$" calcext:value-type="string">
            <text:p>$2.8 \times 10^{-3}$</text:p>
          </table:table-cell>
          <table:table-cell office:value-type="float" office:value="0.261261261261261" calcext:value-type="float">
            <text:p>0.26</text:p>
          </table:table-cell>
          <table:table-cell table:formula="of:=&quot;$&quot; &amp; SUBSTITUTE(TEXT([correlation_text_model.H5]; &quot;0.0E+0&quot;); &quot;E&quot;; &quot; \times 10^{&quot;) &amp; &quot;}$&quot;" office:value-type="string" office:string-value="$1.2 \times 10^{-1}$" calcext:value-type="string">
            <text:p>$1.2 \times 10^{-1}$</text:p>
          </table:table-cell>
          <table:table-cell office:value-type="float" office:value="0.352123552123552" calcext:value-type="float">
            <text:p>0.35</text:p>
          </table:table-cell>
          <table:table-cell table:formula="of:=&quot;$&quot; &amp; SUBSTITUTE(TEXT([correlation_text_model.J5]; &quot;0.0E+0&quot;); &quot;E&quot;; &quot; \times 10^{&quot;) &amp; &quot;}$&quot;" office:value-type="string" office:string-value="$3.5 \times 10^{-2}$" calcext:value-type="string">
            <text:p>$3.5 \times 10^{-2}$</text:p>
          </table:table-cell>
        </table:table-row>
        <table:table-row table:style-name="ro1">
          <table:table-cell office:value-type="string" calcext:value-type="string">
            <text:p>sapsam</text:p>
          </table:table-cell>
          <table:table-cell office:value-type="float" office:value="0.565582754841067" calcext:value-type="float">
            <text:p>0.57</text:p>
          </table:table-cell>
          <table:table-cell table:formula="of:=&quot;$&quot; &amp; SUBSTITUTE(TEXT([correlation_text_model.D6]; &quot;0.0E+0&quot;); &quot;E&quot;; &quot; \times 10^{&quot;) &amp; &quot;}$&quot;" office:value-type="string" office:string-value="$4.1 \times 10^{-7}$" calcext:value-type="string">
            <text:p>$4.1 \times 10^{-7}$</text:p>
          </table:table-cell>
          <table:table-cell office:value-type="float" office:value="0.434088417975886" calcext:value-type="float">
            <text:p>0.43</text:p>
          </table:table-cell>
          <table:table-cell table:formula="of:=&quot;$&quot; &amp; SUBSTITUTE(TEXT([correlation_text_model.F6]; &quot;0.0E+0&quot;); &quot;E&quot;; &quot; \times 10^{&quot;) &amp; &quot;}$&quot;" office:value-type="string" office:string-value="$1.9 \times 10^{-4}$" calcext:value-type="string">
            <text:p>$1.9 \times 10^{-4}$</text:p>
          </table:table-cell>
          <table:table-cell office:value-type="float" office:value="0.0957635323992035" calcext:value-type="float">
            <text:p>0.10</text:p>
          </table:table-cell>
          <table:table-cell table:formula="of:=&quot;$&quot; &amp; SUBSTITUTE(TEXT([correlation_text_model.H6]; &quot;0.0E+0&quot;); &quot;E&quot;; &quot; \times 10^{&quot;) &amp; &quot;}$&quot;" office:value-type="string" office:string-value="$4.3 \times 10^{-1}$" calcext:value-type="string">
            <text:p>$4.3 \times 10^{-1}$</text:p>
          </table:table-cell>
          <table:table-cell office:value-type="float" office:value="0.364632809645597" calcext:value-type="float">
            <text:p>0.36</text:p>
          </table:table-cell>
          <table:table-cell table:formula="of:=&quot;$&quot; &amp; SUBSTITUTE(TEXT([correlation_text_model.J6]; &quot;0.0E+0&quot;); &quot;E&quot;; &quot; \times 10^{&quot;) &amp; &quot;}$&quot;" office:value-type="string" office:string-value="$2.1 \times 10^{-3}$" calcext:value-type="string">
            <text:p>$2.1 \times 10^{-3}$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.0391304347826087" calcext:value-type="float">
            <text:p>0.04</text:p>
          </table:table-cell>
          <table:table-cell table:formula="of:=&quot;$&quot; &amp; SUBSTITUTE(TEXT([correlation_text_model.D7]; &quot;0.0E+0&quot;); &quot;E&quot;; &quot; \times 10^{&quot;) &amp; &quot;}$&quot;" office:value-type="string" office:string-value="$8.6 \times 10^{-1}$" calcext:value-type="string">
            <text:p>$8.6 \times 10^{-1}$</text:p>
          </table:table-cell>
          <table:table-cell office:value-type="float" office:value="0.114782608695652" calcext:value-type="float">
            <text:p>0.11</text:p>
          </table:table-cell>
          <table:table-cell table:formula="of:=&quot;$&quot; &amp; SUBSTITUTE(TEXT([correlation_text_model.F7]; &quot;0.0E+0&quot;); &quot;E&quot;; &quot; \times 10^{&quot;) &amp; &quot;}$&quot;" office:value-type="string" office:string-value="$5.9 \times 10^{-1}$" calcext:value-type="string">
            <text:p>$5.9 \times 10^{-1}$</text:p>
          </table:table-cell>
          <table:table-cell office:value-type="float" office:value="0.490434782608696" calcext:value-type="float">
            <text:p>0.49</text:p>
          </table:table-cell>
          <table:table-cell table:formula="of:=&quot;$&quot; &amp; SUBSTITUTE(TEXT([correlation_text_model.H7]; &quot;0.0E+0&quot;); &quot;E&quot;; &quot; \times 10^{&quot;) &amp; &quot;}$&quot;" office:value-type="string" office:string-value="$1.5 \times 10^{-2}$" calcext:value-type="string">
            <text:p>$1.5 \times 10^{-2}$</text:p>
          </table:table-cell>
          <table:table-cell office:value-type="float" office:value="0.468695652173913" calcext:value-type="float">
            <text:p>0.47</text:p>
          </table:table-cell>
          <table:table-cell table:formula="of:=&quot;$&quot; &amp; SUBSTITUTE(TEXT([correlation_text_model.J7]; &quot;0.0E+0&quot;); &quot;E&quot;; &quot; \times 10^{&quot;) &amp; &quot;}$&quot;" office:value-type="string" office:string-value="$2.1 \times 10^{-2}$" calcext:value-type="string">
            <text:p>$2.1 \times 10^{-2}$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MST/EBSM</text:p>
          </table:table-cell>
          <table:table-cell table:style-name="Default" office:value-type="string" calcext:value-type="string">
            <text:p>gemini </text:p>
          </table:table-cell>
          <table:table-cell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/>
          <table:table-cell table:style-name="Default" office:value-type="string" calcext:value-type="string">
            <text:p>gemini</text:p>
          </table:table-cell>
          <table:table-cell/>
          <table:table-cell table:style-name="Default" office:value-type="string" calcext:value-type="string">
            <text:p>gpt</text:p>
          </table:table-cell>
          <table:table-cell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-0.0655107189065598" calcext:value-type="float">
            <text:p>-0.07</text:p>
          </table:table-cell>
          <table:table-cell table:formula="of:=&quot;$&quot; &amp; SUBSTITUTE(TEXT([correlation_text_model.D10]; &quot;0.0E+0&quot;); &quot;E&quot;; &quot; \times 10^{&quot;) &amp; &quot;}$&quot;" office:value-type="string" office:string-value="$7.6 \times 10^{-1}$" calcext:value-type="string">
            <text:p>$7.6 \times 10^{-1}$</text:p>
          </table:table-cell>
          <table:table-cell office:value-type="float" office:value="-0.0890175062789136" calcext:value-type="float">
            <text:p>-0.09</text:p>
          </table:table-cell>
          <table:table-cell table:formula="of:=&quot;$&quot; &amp; SUBSTITUTE(TEXT([correlation_text_model.F10]; &quot;0.0E+0&quot;); &quot;E&quot;; &quot; \times 10^{&quot;) &amp; &quot;}$&quot;" office:value-type="string" office:string-value="$6.7 \times 10^{-1}$" calcext:value-type="string">
            <text:p>$6.7 \times 10^{-1}$</text:p>
          </table:table-cell>
          <table:table-cell office:value-type="float" office:value="0.0558444069664727" calcext:value-type="float">
            <text:p>0.06</text:p>
          </table:table-cell>
          <table:table-cell table:formula="of:=&quot;$&quot; &amp; SUBSTITUTE(TEXT([correlation_text_model.H10]; &quot;0.0E+0&quot;); &quot;E&quot;; &quot; \times 10^{&quot;) &amp; &quot;}$&quot;" office:value-type="string" office:string-value="$7.9 \times 10^{-1}$" calcext:value-type="string">
            <text:p>$7.9 \times 10^{-1}$</text:p>
          </table:table-cell>
          <table:table-cell office:value-type="float" office:value="-0.100982865209921" calcext:value-type="float">
            <text:p>-0.10</text:p>
          </table:table-cell>
          <table:table-cell table:formula="of:=&quot;$&quot; &amp; SUBSTITUTE(TEXT([correlation_text_model.J10]; &quot;0.0E+0&quot;); &quot;E&quot;; &quot; \times 10^{&quot;) &amp; &quot;}$&quot;" office:value-type="string" office:string-value="$6.3 \times 10^{-1}$" calcext:value-type="string">
            <text:p>$6.3 \times 10^{-1}$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-0.0160625494787163" calcext:value-type="float">
            <text:p>-0.02</text:p>
          </table:table-cell>
          <table:table-cell table:formula="of:=&quot;$&quot; &amp; SUBSTITUTE(TEXT([correlation_text_model.D11]; &quot;0.0E+0&quot;); &quot;E&quot;; &quot; \times 10^{&quot;) &amp; &quot;}$&quot;" office:value-type="string" office:string-value="$8.5 \times 10^{-1}$" calcext:value-type="string">
            <text:p>$8.5 \times 10^{-1}$</text:p>
          </table:table-cell>
          <table:table-cell office:value-type="float" office:value="-0.190774544762722" calcext:value-type="float">
            <text:p>-0.19</text:p>
          </table:table-cell>
          <table:table-cell table:formula="of:=&quot;$&quot; &amp; SUBSTITUTE(TEXT([correlation_text_model.F11]; &quot;0.0E+0&quot;); &quot;E&quot;; &quot; \times 10^{&quot;) &amp; &quot;}$&quot;" office:value-type="string" office:string-value="$1.9 \times 10^{-2}$" calcext:value-type="string">
            <text:p>$1.9 \times 10^{-2}$</text:p>
          </table:table-cell>
          <table:table-cell office:value-type="float" office:value="-0.00261826752015252" calcext:value-type="float">
            <text:p>0.00</text:p>
          </table:table-cell>
          <table:table-cell table:formula="of:=&quot;$&quot; &amp; SUBSTITUTE(TEXT([correlation_text_model.H11]; &quot;0.0E+0&quot;); &quot;E&quot;; &quot; \times 10^{&quot;) &amp; &quot;}$&quot;" office:value-type="string" office:string-value="$9.7 \times 10^{-1}$" calcext:value-type="string">
            <text:p>$9.7 \times 10^{-1}$</text:p>
          </table:table-cell>
          <table:table-cell office:value-type="float" office:value="-0.202803925146846" calcext:value-type="float">
            <text:p>-0.20</text:p>
          </table:table-cell>
          <table:table-cell table:formula="of:=&quot;$&quot; &amp; SUBSTITUTE(TEXT([correlation_text_model.J11]; &quot;0.0E+0&quot;); &quot;E&quot;; &quot; \times 10^{&quot;) &amp; &quot;}$&quot;" office:value-type="string" office:string-value="$1.3 \times 10^{-2}$" calcext:value-type="string">
            <text:p>$1.3 \times 10^{-2}$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.240237343487714" calcext:value-type="float">
            <text:p>0.24</text:p>
          </table:table-cell>
          <table:table-cell table:formula="of:=&quot;$&quot; &amp; SUBSTITUTE(TEXT([correlation_text_model.D12]; &quot;0.0E+0&quot;); &quot;E&quot;; &quot; \times 10^{&quot;) &amp; &quot;}$&quot;" office:value-type="string" office:string-value="$1.6 \times 10^{-1}$" calcext:value-type="string">
            <text:p>$1.6 \times 10^{-1}$</text:p>
          </table:table-cell>
          <table:table-cell office:value-type="float" office:value="0.0532628958698112" calcext:value-type="float">
            <text:p>0.05</text:p>
          </table:table-cell>
          <table:table-cell table:formula="of:=&quot;$&quot; &amp; SUBSTITUTE(TEXT([correlation_text_model.F12]; &quot;0.0E+0&quot;); &quot;E&quot;; &quot; \times 10^{&quot;) &amp; &quot;}$&quot;" office:value-type="string" office:string-value="$7.6 \times 10^{-1}$" calcext:value-type="string">
            <text:p>$7.6 \times 10^{-1}$</text:p>
          </table:table-cell>
          <table:table-cell office:value-type="float" office:value="0.360731961758772" calcext:value-type="float">
            <text:p>0.36</text:p>
          </table:table-cell>
          <table:table-cell table:formula="of:=&quot;$&quot; &amp; SUBSTITUTE(TEXT([correlation_text_model.H12]; &quot;0.0E+0&quot;); &quot;E&quot;; &quot; \times 10^{&quot;) &amp; &quot;}$&quot;" office:value-type="string" office:string-value="$3.1 \times 10^{-2}$" calcext:value-type="string">
            <text:p>$3.1 \times 10^{-2}$</text:p>
          </table:table-cell>
          <table:table-cell office:value-type="float" office:value="0.363648222036933" calcext:value-type="float">
            <text:p>0.36</text:p>
          </table:table-cell>
          <table:table-cell table:formula="of:=&quot;$&quot; &amp; SUBSTITUTE(TEXT([correlation_text_model.J12]; &quot;0.0E+0&quot;); &quot;E&quot;; &quot; \times 10^{&quot;) &amp; &quot;}$&quot;" office:value-type="string" office:string-value="$2.9 \times 10^{-2}$" calcext:value-type="string">
            <text:p>$2.9 \times 10^{-2}$</text:p>
          </table:table-cell>
        </table:table-row>
        <table:table-row table:style-name="ro1">
          <table:table-cell office:value-type="string" calcext:value-type="string">
            <text:p>sapsam</text:p>
          </table:table-cell>
          <table:table-cell office:value-type="float" office:value="0.162713391548214" calcext:value-type="float">
            <text:p>0.16</text:p>
          </table:table-cell>
          <table:table-cell table:formula="of:=&quot;$&quot; &amp; SUBSTITUTE(TEXT([correlation_text_model.D13]; &quot;0.0E+0&quot;); &quot;E&quot;; &quot; \times 10^{&quot;) &amp; &quot;}$&quot;" office:value-type="string" office:string-value="$1.8 \times 10^{-1}$" calcext:value-type="string">
            <text:p>$1.8 \times 10^{-1}$</text:p>
          </table:table-cell>
          <table:table-cell office:value-type="float" office:value="0.158056416331269" calcext:value-type="float">
            <text:p>0.16</text:p>
          </table:table-cell>
          <table:table-cell table:formula="of:=&quot;$&quot; &amp; SUBSTITUTE(TEXT([correlation_text_model.F13]; &quot;0.0E+0&quot;); &quot;E&quot;; &quot; \times 10^{&quot;) &amp; &quot;}$&quot;" office:value-type="string" office:string-value="$1.9 \times 10^{-1}$" calcext:value-type="string">
            <text:p>$1.9 \times 10^{-1}$</text:p>
          </table:table-cell>
          <table:table-cell office:value-type="float" office:value="-0.0409196443697143" calcext:value-type="float">
            <text:p>-0.04</text:p>
          </table:table-cell>
          <table:table-cell table:formula="of:=&quot;$&quot; &amp; SUBSTITUTE(TEXT([correlation_text_model.H13]; &quot;0.0E+0&quot;); &quot;E&quot;; &quot; \times 10^{&quot;) &amp; &quot;}$&quot;" office:value-type="string" office:string-value="$7.4 \times 10^{-1}$" calcext:value-type="string">
            <text:p>$7.4 \times 10^{-1}$</text:p>
          </table:table-cell>
          <table:table-cell office:value-type="float" office:value="0.114461208733443" calcext:value-type="float">
            <text:p>0.11</text:p>
          </table:table-cell>
          <table:table-cell table:formula="of:=&quot;$&quot; &amp; SUBSTITUTE(TEXT([correlation_text_model.J13]; &quot;0.0E+0&quot;); &quot;E&quot;; &quot; \times 10^{&quot;) &amp; &quot;}$&quot;" office:value-type="string" office:string-value="$3.5 \times 10^{-1}$" calcext:value-type="string">
            <text:p>$3.5 \times 10^{-1}$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.147212766958562" calcext:value-type="float">
            <text:p>0.15</text:p>
          </table:table-cell>
          <table:table-cell table:formula="of:=&quot;$&quot; &amp; SUBSTITUTE(TEXT([correlation_text_model.D14]; &quot;0.0E+0&quot;); &quot;E&quot;; &quot; \times 10^{&quot;) &amp; &quot;}$&quot;" office:value-type="string" office:string-value="$4.9 \times 10^{-1}$" calcext:value-type="string">
            <text:p>$4.9 \times 10^{-1}$</text:p>
          </table:table-cell>
          <table:table-cell office:value-type="float" office:value="-0.128863845213021" calcext:value-type="float">
            <text:p>-0.13</text:p>
          </table:table-cell>
          <table:table-cell table:formula="of:=&quot;$&quot; &amp; SUBSTITUTE(TEXT([correlation_text_model.F14]; &quot;0.0E+0&quot;); &quot;E&quot;; &quot; \times 10^{&quot;) &amp; &quot;}$&quot;" office:value-type="string" office:string-value="$5.5 \times 10^{-1}$" calcext:value-type="string">
            <text:p>$5.5 \times 10^{-1}$</text:p>
          </table:table-cell>
          <table:table-cell office:value-type="float" office:value="0.23334804403439" calcext:value-type="float">
            <text:p>0.23</text:p>
          </table:table-cell>
          <table:table-cell table:formula="of:=&quot;$&quot; &amp; SUBSTITUTE(TEXT([correlation_text_model.H14]; &quot;0.0E+0&quot;); &quot;E&quot;; &quot; \times 10^{&quot;) &amp; &quot;}$&quot;" office:value-type="string" office:string-value="$2.7 \times 10^{-1}$" calcext:value-type="string">
            <text:p>$2.7 \times 10^{-1}$</text:p>
          </table:table-cell>
          <table:table-cell office:value-type="float" office:value="0.174216292258654" calcext:value-type="float">
            <text:p>0.17</text:p>
          </table:table-cell>
          <table:table-cell table:formula="of:=&quot;$&quot; &amp; SUBSTITUTE(TEXT([correlation_text_model.J14]; &quot;0.0E+0&quot;); &quot;E&quot;; &quot; \times 10^{&quot;) &amp; &quot;}$&quot;" office:value-type="string" office:string-value="$4.2 \times 10^{-1}$" calcext:value-type="string">
            <text:p>$4.2 \times 10^{-1}$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MST/FBSM</text:p>
          </table:table-cell>
          <table:table-cell table:style-name="Default" office:value-type="string" calcext:value-type="string">
            <text:p>gemini </text:p>
          </table:table-cell>
          <table:table-cell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/>
          <table:table-cell table:style-name="Default" office:value-type="string" calcext:value-type="string">
            <text:p>gemini</text:p>
          </table:table-cell>
          <table:table-cell/>
          <table:table-cell table:style-name="Default" office:value-type="string" calcext:value-type="string">
            <text:p>gpt</text:p>
          </table:table-cell>
          <table:table-cell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.0508671464450935" calcext:value-type="float">
            <text:p>0.05</text:p>
          </table:table-cell>
          <table:table-cell table:formula="of:=&quot;$&quot; &amp; SUBSTITUTE(TEXT([correlation_text_model.D17]; &quot;0.0E+0&quot;); &quot;E&quot;; &quot; \times 10^{&quot;) &amp; &quot;}$&quot;" office:value-type="string" office:string-value="$8.1 \times 10^{-1}$" calcext:value-type="string">
            <text:p>$8.1 \times 10^{-1}$</text:p>
          </table:table-cell>
          <table:table-cell office:value-type="float" office:value="0.14450893876447" calcext:value-type="float">
            <text:p>0.14</text:p>
          </table:table-cell>
          <table:table-cell table:formula="of:=&quot;$&quot; &amp; SUBSTITUTE(TEXT([correlation_text_model.F17]; &quot;0.0E+0&quot;); &quot;E&quot;; &quot; \times 10^{&quot;) &amp; &quot;}$&quot;" office:value-type="string" office:string-value="$4.9 \times 10^{-1}$" calcext:value-type="string">
            <text:p>$4.9 \times 10^{-1}$</text:p>
          </table:table-cell>
          <table:table-cell office:value-type="float" office:value="0.026574235039218" calcext:value-type="float">
            <text:p>0.03</text:p>
          </table:table-cell>
          <table:table-cell table:formula="of:=&quot;$&quot; &amp; SUBSTITUTE(TEXT([correlation_text_model.H17]; &quot;0.0E+0&quot;); &quot;E&quot;; &quot; \times 10^{&quot;) &amp; &quot;}$&quot;" office:value-type="string" office:string-value="$9.0 \times 10^{-1}$" calcext:value-type="string">
            <text:p>$9.0 \times 10^{-1}$</text:p>
          </table:table-cell>
          <table:table-cell office:value-type="float" office:value="-0.0944305418947732" calcext:value-type="float">
            <text:p>-0.09</text:p>
          </table:table-cell>
          <table:table-cell table:formula="of:=&quot;$&quot; &amp; SUBSTITUTE(TEXT([correlation_text_model.J17]; &quot;0.0E+0&quot;); &quot;E&quot;; &quot; \times 10^{&quot;) &amp; &quot;}$&quot;" office:value-type="string" office:string-value="$6.5 \times 10^{-1}$" calcext:value-type="string">
            <text:p>$6.5 \times 10^{-1}$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0107744952321886" calcext:value-type="float">
            <text:p>0.01</text:p>
          </table:table-cell>
          <table:table-cell table:formula="of:=&quot;$&quot; &amp; SUBSTITUTE(TEXT([correlation_text_model.D18]; &quot;0.0E+0&quot;); &quot;E&quot;; &quot; \times 10^{&quot;) &amp; &quot;}$&quot;" office:value-type="string" office:string-value="$9.0 \times 10^{-1}$" calcext:value-type="string">
            <text:p>$9.0 \times 10^{-1}$</text:p>
          </table:table-cell>
          <table:table-cell office:value-type="float" office:value="-0.0433553043895237" calcext:value-type="float">
            <text:p>-0.04</text:p>
          </table:table-cell>
          <table:table-cell table:formula="of:=&quot;$&quot; &amp; SUBSTITUTE(TEXT([correlation_text_model.F18]; &quot;0.0E+0&quot;); &quot;E&quot;; &quot; \times 10^{&quot;) &amp; &quot;}$&quot;" office:value-type="string" office:string-value="$6.0 \times 10^{-1}$" calcext:value-type="string">
            <text:p>$6.0 \times 10^{-1}$</text:p>
          </table:table-cell>
          <table:table-cell office:value-type="float" office:value="-0.0149475388178717" calcext:value-type="float">
            <text:p>-0.01</text:p>
          </table:table-cell>
          <table:table-cell table:formula="of:=&quot;$&quot; &amp; SUBSTITUTE(TEXT([correlation_text_model.H18]; &quot;0.0E+0&quot;); &quot;E&quot;; &quot; \times 10^{&quot;) &amp; &quot;}$&quot;" office:value-type="string" office:string-value="$8.6 \times 10^{-1}$" calcext:value-type="string">
            <text:p>$8.6 \times 10^{-1}$</text:p>
          </table:table-cell>
          <table:table-cell office:value-type="float" office:value="-0.0836146140290636" calcext:value-type="float">
            <text:p>-0.08</text:p>
          </table:table-cell>
          <table:table-cell table:formula="of:=&quot;$&quot; &amp; SUBSTITUTE(TEXT([correlation_text_model.J18]; &quot;0.0E+0&quot;); &quot;E&quot;; &quot; \times 10^{&quot;) &amp; &quot;}$&quot;" office:value-type="string" office:string-value="$3.1 \times 10^{-1}$" calcext:value-type="string">
            <text:p>$3.1 \times 10^{-1}$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.336641599350809" calcext:value-type="float">
            <text:p>0.34</text:p>
          </table:table-cell>
          <table:table-cell table:formula="of:=&quot;$&quot; &amp; SUBSTITUTE(TEXT([correlation_text_model.D19]; &quot;0.0E+0&quot;); &quot;E&quot;; &quot; \times 10^{&quot;) &amp; &quot;}$&quot;" office:value-type="string" office:string-value="$4.5 \times 10^{-2}$" calcext:value-type="string">
            <text:p>$4.5 \times 10^{-2}$</text:p>
          </table:table-cell>
          <table:table-cell office:value-type="float" office:value="0.0717050123574214" calcext:value-type="float">
            <text:p>0.07</text:p>
          </table:table-cell>
          <table:table-cell table:formula="of:=&quot;$&quot; &amp; SUBSTITUTE(TEXT([correlation_text_model.F19]; &quot;0.0E+0&quot;); &quot;E&quot;; &quot; \times 10^{&quot;) &amp; &quot;}$&quot;" office:value-type="string" office:string-value="$6.8 \times 10^{-1}$" calcext:value-type="string">
            <text:p>$6.8 \times 10^{-1}$</text:p>
          </table:table-cell>
          <table:table-cell office:value-type="float" office:value="0.355836313706331" calcext:value-type="float">
            <text:p>0.36</text:p>
          </table:table-cell>
          <table:table-cell table:formula="of:=&quot;$&quot; &amp; SUBSTITUTE(TEXT([correlation_text_model.H19]; &quot;0.0E+0&quot;); &quot;E&quot;; &quot; \times 10^{&quot;) &amp; &quot;}$&quot;" office:value-type="string" office:string-value="$3.3 \times 10^{-2}$" calcext:value-type="string">
            <text:p>$3.3 \times 10^{-2}$</text:p>
          </table:table-cell>
          <table:table-cell office:value-type="float" office:value="0.275151470871728" calcext:value-type="float">
            <text:p>0.28</text:p>
          </table:table-cell>
          <table:table-cell table:formula="of:=&quot;$&quot; &amp; SUBSTITUTE(TEXT([correlation_text_model.J19]; &quot;0.0E+0&quot;); &quot;E&quot;; &quot; \times 10^{&quot;) &amp; &quot;}$&quot;" office:value-type="string" office:string-value="$1.0 \times 10^{-1}$" calcext:value-type="string">
            <text:p>$1.0 \times 10^{-1}$</text:p>
          </table:table-cell>
        </table:table-row>
        <table:table-row table:style-name="ro1">
          <table:table-cell office:value-type="string" calcext:value-type="string">
            <text:p>sapsam</text:p>
          </table:table-cell>
          <table:table-cell office:value-type="float" office:value="0.184385344901551" calcext:value-type="float">
            <text:p>0.18</text:p>
          </table:table-cell>
          <table:table-cell table:formula="of:=&quot;$&quot; &amp; SUBSTITUTE(TEXT([correlation_text_model.D20]; &quot;0.0E+0&quot;); &quot;E&quot;; &quot; \times 10^{&quot;) &amp; &quot;}$&quot;" office:value-type="string" office:string-value="$1.3 \times 10^{-1}$" calcext:value-type="string">
            <text:p>$1.3 \times 10^{-1}$</text:p>
          </table:table-cell>
          <table:table-cell office:value-type="float" office:value="0.0901429781320251" calcext:value-type="float">
            <text:p>0.09</text:p>
          </table:table-cell>
          <table:table-cell table:formula="of:=&quot;$&quot; &amp; SUBSTITUTE(TEXT([correlation_text_model.F20]; &quot;0.0E+0&quot;); &quot;E&quot;; &quot; \times 10^{&quot;) &amp; &quot;}$&quot;" office:value-type="string" office:string-value="$4.6 \times 10^{-1}$" calcext:value-type="string">
            <text:p>$4.6 \times 10^{-1}$</text:p>
          </table:table-cell>
          <table:table-cell office:value-type="float" office:value="-0.0355282664826818" calcext:value-type="float">
            <text:p>-0.04</text:p>
          </table:table-cell>
          <table:table-cell table:formula="of:=&quot;$&quot; &amp; SUBSTITUTE(TEXT([correlation_text_model.H20]; &quot;0.0E+0&quot;); &quot;E&quot;; &quot; \times 10^{&quot;) &amp; &quot;}$&quot;" office:value-type="string" office:string-value="$7.7 \times 10^{-1}$" calcext:value-type="string">
            <text:p>$7.7 \times 10^{-1}$</text:p>
          </table:table-cell>
          <table:table-cell office:value-type="float" office:value="0.0881216044880119" calcext:value-type="float">
            <text:p>0.09</text:p>
          </table:table-cell>
          <table:table-cell table:formula="of:=&quot;$&quot; &amp; SUBSTITUTE(TEXT([correlation_text_model.J20]; &quot;0.0E+0&quot;); &quot;E&quot;; &quot; \times 10^{&quot;) &amp; &quot;}$&quot;" office:value-type="string" office:string-value="$4.7 \times 10^{-1}$" calcext:value-type="string">
            <text:p>$4.7 \times 10^{-1}$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-0.159407907416668" calcext:value-type="float">
            <text:p>-0.16</text:p>
          </table:table-cell>
          <table:table-cell table:formula="of:=&quot;$&quot; &amp; SUBSTITUTE(TEXT([correlation_text_model.D21]; &quot;0.0E+0&quot;); &quot;E&quot;; &quot; \times 10^{&quot;) &amp; &quot;}$&quot;" office:value-type="string" office:string-value="$4.6 \times 10^{-1}$" calcext:value-type="string">
            <text:p>$4.6 \times 10^{-1}$</text:p>
          </table:table-cell>
          <table:table-cell office:value-type="float" office:value="-0.0988246380518779" calcext:value-type="float">
            <text:p>-0.10</text:p>
          </table:table-cell>
          <table:table-cell table:formula="of:=&quot;$&quot; &amp; SUBSTITUTE(TEXT([correlation_text_model.F21]; &quot;0.0E+0&quot;); &quot;E&quot;; &quot; \times 10^{&quot;) &amp; &quot;}$&quot;" office:value-type="string" office:string-value="$6.5 \times 10^{-1}$" calcext:value-type="string">
            <text:p>$6.5 \times 10^{-1}$</text:p>
          </table:table-cell>
          <table:table-cell office:value-type="float" office:value="0.356987679306343" calcext:value-type="float">
            <text:p>0.36</text:p>
          </table:table-cell>
          <table:table-cell table:formula="of:=&quot;$&quot; &amp; SUBSTITUTE(TEXT([correlation_text_model.H21]; &quot;0.0E+0&quot;); &quot;E&quot;; &quot; \times 10^{&quot;) &amp; &quot;}$&quot;" office:value-type="string" office:string-value="$8.7 \times 10^{-2}$" calcext:value-type="string">
            <text:p>$8.7 \times 10^{-2}$</text:p>
          </table:table-cell>
          <table:table-cell office:value-type="float" office:value="0.13327546357787" calcext:value-type="float">
            <text:p>0.13</text:p>
          </table:table-cell>
          <table:table-cell table:formula="of:=&quot;$&quot; &amp; SUBSTITUTE(TEXT([correlation_text_model.J21]; &quot;0.0E+0&quot;); &quot;E&quot;; &quot; \times 10^{&quot;) &amp; &quot;}$&quot;" office:value-type="string" office:string-value="$5.3 \times 10^{-1}$" calcext:value-type="string">
            <text:p>$5.3 \times 10^{-1}$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QST/FBSM</text:p>
          </table:table-cell>
          <table:table-cell table:style-name="Default" office:value-type="string" calcext:value-type="string">
            <text:p>gemini</text:p>
          </table:table-cell>
          <table:table-cell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/>
          <table:table-cell table:style-name="Default" office:value-type="string" calcext:value-type="string">
            <text:p>gemini</text:p>
          </table:table-cell>
          <table:table-cell/>
          <table:table-cell table:style-name="Default" office:value-type="string" calcext:value-type="string">
            <text:p>gpt</text:p>
          </table:table-cell>
          <table:table-cell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.394615384615385" calcext:value-type="float">
            <text:p>0.39</text:p>
          </table:table-cell>
          <table:table-cell table:formula="of:=&quot;$&quot; &amp; SUBSTITUTE(TEXT([correlation_text_model.D24]; &quot;0.0E+0&quot;); &quot;E&quot;; &quot; \times 10^{&quot;) &amp; &quot;}$&quot;" office:value-type="string" office:string-value="$5.1 \times 10^{-2}$" calcext:value-type="string">
            <text:p>$5.1 \times 10^{-2}$</text:p>
          </table:table-cell>
          <table:table-cell office:value-type="float" office:value="0.553846153846154" calcext:value-type="float">
            <text:p>0.55</text:p>
          </table:table-cell>
          <table:table-cell table:formula="of:=&quot;$&quot; &amp; SUBSTITUTE(TEXT([correlation_text_model.F24]; &quot;0.0E+0&quot;); &quot;E&quot;; &quot; \times 10^{&quot;) &amp; &quot;}$&quot;" office:value-type="string" office:string-value="$4.1 \times 10^{-3}$" calcext:value-type="string">
            <text:p>$4.1 \times 10^{-3}$</text:p>
          </table:table-cell>
          <table:table-cell office:value-type="float" office:value="0.508853114598483" calcext:value-type="float">
            <text:p>0.51</text:p>
          </table:table-cell>
          <table:table-cell table:formula="of:=&quot;$&quot; &amp; SUBSTITUTE(TEXT([correlation_text_model.H24]; &quot;0.0E+0&quot;); &quot;E&quot;; &quot; \times 10^{&quot;) &amp; &quot;}$&quot;" office:value-type="string" office:string-value="$9.4 \times 10^{-3}$" calcext:value-type="string">
            <text:p>$9.4 \times 10^{-3}$</text:p>
          </table:table-cell>
          <table:table-cell office:value-type="float" office:value="0.470067450852877" calcext:value-type="float">
            <text:p>0.47</text:p>
          </table:table-cell>
          <table:table-cell table:formula="of:=&quot;$&quot; &amp; SUBSTITUTE(TEXT([correlation_text_model.J24]; &quot;0.0E+0&quot;); &quot;E&quot;; &quot; \times 10^{&quot;) &amp; &quot;}$&quot;" office:value-type="string" office:string-value="$1.8 \times 10^{-2}$" calcext:value-type="string">
            <text:p>$1.8 \times 10^{-2}$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-0.0595564596842673" calcext:value-type="float">
            <text:p>-0.06</text:p>
          </table:table-cell>
          <table:table-cell table:formula="of:=&quot;$&quot; &amp; SUBSTITUTE(TEXT([correlation_text_model.D25]; &quot;0.0E+0&quot;); &quot;E&quot;; &quot; \times 10^{&quot;) &amp; &quot;}$&quot;" office:value-type="string" office:string-value="$4.7 \times 10^{-1}$" calcext:value-type="string">
            <text:p>$4.7 \times 10^{-1}$</text:p>
          </table:table-cell>
          <table:table-cell office:value-type="float" office:value="0.247620606166984" calcext:value-type="float">
            <text:p>0.25</text:p>
          </table:table-cell>
          <table:table-cell table:formula="of:=&quot;$&quot; &amp; SUBSTITUTE(TEXT([correlation_text_model.F25]; &quot;0.0E+0&quot;); &quot;E&quot;; &quot; \times 10^{&quot;) &amp; &quot;}$&quot;" office:value-type="string" office:string-value="$2.3 \times 10^{-3}$" calcext:value-type="string">
            <text:p>$2.3 \times 10^{-3}$</text:p>
          </table:table-cell>
          <table:table-cell office:value-type="float" office:value="0.0709695809523483" calcext:value-type="float">
            <text:p>0.07</text:p>
          </table:table-cell>
          <table:table-cell table:formula="of:=&quot;$&quot; &amp; SUBSTITUTE(TEXT([correlation_text_model.H25]; &quot;0.0E+0&quot;); &quot;E&quot;; &quot; \times 10^{&quot;) &amp; &quot;}$&quot;" office:value-type="string" office:string-value="$3.9 \times 10^{-1}$" calcext:value-type="string">
            <text:p>$3.9 \times 10^{-1}$</text:p>
          </table:table-cell>
          <table:table-cell office:value-type="float" office:value="0.29503556694026" calcext:value-type="float">
            <text:p>0.30</text:p>
          </table:table-cell>
          <table:table-cell table:formula="of:=&quot;$&quot; &amp; SUBSTITUTE(TEXT([correlation_text_model.J25]; &quot;0.0E+0&quot;); &quot;E&quot;; &quot; \times 10^{&quot;) &amp; &quot;}$&quot;" office:value-type="string" office:string-value="$2.5 \times 10^{-4}$" calcext:value-type="string">
            <text:p>$2.5 \times 10^{-4}$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.577809241858669" calcext:value-type="float">
            <text:p>0.58</text:p>
          </table:table-cell>
          <table:table-cell table:formula="of:=&quot;$&quot; &amp; SUBSTITUTE(TEXT([correlation_text_model.D26]; &quot;0.0E+0&quot;); &quot;E&quot;; &quot; \times 10^{&quot;) &amp; &quot;}$&quot;" office:value-type="string" office:string-value="$2.2 \times 10^{-4}$" calcext:value-type="string">
            <text:p>$2.2 \times 10^{-4}$</text:p>
          </table:table-cell>
          <table:table-cell office:value-type="float" office:value="0.521369739216692" calcext:value-type="float">
            <text:p>0.52</text:p>
          </table:table-cell>
          <table:table-cell table:formula="of:=&quot;$&quot; &amp; SUBSTITUTE(TEXT([correlation_text_model.F26]; &quot;0.0E+0&quot;); &quot;E&quot;; &quot; \times 10^{&quot;) &amp; &quot;}$&quot;" office:value-type="string" office:string-value="$1.1 \times 10^{-3}$" calcext:value-type="string">
            <text:p>$1.1 \times 10^{-3}$</text:p>
          </table:table-cell>
          <table:table-cell office:value-type="float" office:value="0.334105534105534" calcext:value-type="float">
            <text:p>0.33</text:p>
          </table:table-cell>
          <table:table-cell table:formula="of:=&quot;$&quot; &amp; SUBSTITUTE(TEXT([correlation_text_model.H26]; &quot;0.0E+0&quot;); &quot;E&quot;; &quot; \times 10^{&quot;) &amp; &quot;}$&quot;" office:value-type="string" office:string-value="$4.6 \times 10^{-2}$" calcext:value-type="string">
            <text:p>$4.6 \times 10^{-2}$</text:p>
          </table:table-cell>
          <table:table-cell office:value-type="float" office:value="0.28957528957529" calcext:value-type="float">
            <text:p>0.29</text:p>
          </table:table-cell>
          <table:table-cell table:formula="of:=&quot;$&quot; &amp; SUBSTITUTE(TEXT([correlation_text_model.J26]; &quot;0.0E+0&quot;); &quot;E&quot;; &quot; \times 10^{&quot;) &amp; &quot;}$&quot;" office:value-type="string" office:string-value="$8.7 \times 10^{-2}$" calcext:value-type="string">
            <text:p>$8.7 \times 10^{-2}$</text:p>
          </table:table-cell>
        </table:table-row>
        <table:table-row table:style-name="ro1">
          <table:table-cell office:value-type="string" calcext:value-type="string">
            <text:p>sapsam</text:p>
          </table:table-cell>
          <table:table-cell office:value-type="float" office:value="0.507343807088053" calcext:value-type="float">
            <text:p>0.51</text:p>
          </table:table-cell>
          <table:table-cell table:formula="of:=&quot;$&quot; &amp; SUBSTITUTE(TEXT([correlation_text_model.D27]; &quot;0.0E+0&quot;); &quot;E&quot;; &quot; \times 10^{&quot;) &amp; &quot;}$&quot;" office:value-type="string" office:string-value="$8.6 \times 10^{-6}$" calcext:value-type="string">
            <text:p>$8.6 \times 10^{-6}$</text:p>
          </table:table-cell>
          <table:table-cell office:value-type="float" office:value="0.409682133723055" calcext:value-type="float">
            <text:p>0.41</text:p>
          </table:table-cell>
          <table:table-cell table:formula="of:=&quot;$&quot; &amp; SUBSTITUTE(TEXT([correlation_text_model.F27]; &quot;0.0E+0&quot;); &quot;E&quot;; &quot; \times 10^{&quot;) &amp; &quot;}$&quot;" office:value-type="string" office:string-value="$4.7 \times 10^{-4}$" calcext:value-type="string">
            <text:p>$4.7 \times 10^{-4}$</text:p>
          </table:table-cell>
          <table:table-cell office:value-type="float" office:value="0.189316575019639" calcext:value-type="float">
            <text:p>0.19</text:p>
          </table:table-cell>
          <table:table-cell table:formula="of:=&quot;$&quot; &amp; SUBSTITUTE(TEXT([correlation_text_model.H27]; &quot;0.0E+0&quot;); &quot;E&quot;; &quot; \times 10^{&quot;) &amp; &quot;}$&quot;" office:value-type="string" office:string-value="$1.2 \times 10^{-1}$" calcext:value-type="string">
            <text:p>$1.2 \times 10^{-1}$</text:p>
          </table:table-cell>
          <table:table-cell office:value-type="float" office:value="0.367848008768725" calcext:value-type="float">
            <text:p>0.37</text:p>
          </table:table-cell>
          <table:table-cell table:formula="of:=&quot;$&quot; &amp; SUBSTITUTE(TEXT([correlation_text_model.J27]; &quot;0.0E+0&quot;); &quot;E&quot;; &quot; \times 10^{&quot;) &amp; &quot;}$&quot;" office:value-type="string" office:string-value="$1.9 \times 10^{-3}$" calcext:value-type="string">
            <text:p>$1.9 \times 10^{-3}$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-0.0669565217391304" calcext:value-type="float">
            <text:p>-0.07</text:p>
          </table:table-cell>
          <table:table-cell table:formula="of:=&quot;$&quot; &amp; SUBSTITUTE(TEXT([correlation_text_model.D28]; &quot;0.0E+0&quot;); &quot;E&quot;; &quot; \times 10^{&quot;) &amp; &quot;}$&quot;" office:value-type="string" office:string-value="$7.6 \times 10^{-1}$" calcext:value-type="string">
            <text:p>$7.6 \times 10^{-1}$</text:p>
          </table:table-cell>
          <table:table-cell office:value-type="float" office:value="0.151304347826087" calcext:value-type="float">
            <text:p>0.15</text:p>
          </table:table-cell>
          <table:table-cell table:formula="of:=&quot;$&quot; &amp; SUBSTITUTE(TEXT([correlation_text_model.F28]; &quot;0.0E+0&quot;); &quot;E&quot;; &quot; \times 10^{&quot;) &amp; &quot;}$&quot;" office:value-type="string" office:string-value="$4.8 \times 10^{-1}$" calcext:value-type="string">
            <text:p>$4.8 \times 10^{-1}$</text:p>
          </table:table-cell>
          <table:table-cell office:value-type="float" office:value="0.505217391304348" calcext:value-type="float">
            <text:p>0.51</text:p>
          </table:table-cell>
          <table:table-cell table:formula="of:=&quot;$&quot; &amp; SUBSTITUTE(TEXT([correlation_text_model.H28]; &quot;0.0E+0&quot;); &quot;E&quot;; &quot; \times 10^{&quot;) &amp; &quot;}$&quot;" office:value-type="string" office:string-value="$1.2 \times 10^{-2}$" calcext:value-type="string">
            <text:p>$1.2 \times 10^{-2}$</text:p>
          </table:table-cell>
          <table:table-cell office:value-type="float" office:value="0.450434782608696" calcext:value-type="float">
            <text:p>0.45</text:p>
          </table:table-cell>
          <table:table-cell table:formula="of:=&quot;$&quot; &amp; SUBSTITUTE(TEXT([correlation_text_model.J28]; &quot;0.0E+0&quot;); &quot;E&quot;; &quot; \times 10^{&quot;) &amp; &quot;}$&quot;" office:value-type="string" office:string-value="$2.7 \times 10^{-2}$" calcext:value-type="string">
            <text:p>$2.7 \times 10^{-2}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1:19:29.4165002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28:27.185048503</meta:creation-date>
    <dc:date>2025-06-23T11:26:26.344988778</dc:date>
    <meta:editing-duration>PT5H57M9S</meta:editing-duration>
    <meta:editing-cycles>24</meta:editing-cycles>
    <meta:generator>LibreOffice/24.8.6.2$Linux_X86_64 LibreOffice_project/480$Build-2</meta:generator>
    <meta:document-statistic meta:table-count="2" meta:cell-count="406" meta:object-count="0"/>
  </office:meta>
</office:document-meta>
</file>